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81d41a" draw:opacity="23%" draw:opacity-name="" draw:textarea-horizontal-align="justify" draw:textarea-vertical-align="top" draw:auto-grow-height="false" fo:min-height="6.95cm" fo:min-width="7.7cm"/>
    </style:style>
    <style:style style:name="gr2" style:family="graphic" style:parent-style-name="standard">
      <style:graphic-properties draw:fill-color="#ffd320" draw:opacity="23%" draw:opacity-name="" draw:textarea-horizontal-align="justify" draw:textarea-vertical-align="top" draw:auto-grow-height="false" fo:min-height="5.25cm" fo:min-width="7.4cm"/>
    </style:style>
    <style:style style:name="gr3" style:family="graphic" style:parent-style-name="standard">
      <style:graphic-properties draw:fill-color="#ffd320" draw:opacity="23%" draw:opacity-name="" draw:textarea-horizontal-align="justify" draw:textarea-vertical-align="top" draw:auto-grow-height="false" fo:min-height="3.95cm" fo:min-width="6.8cm"/>
    </style:style>
    <style:style style:name="gr4" style:family="graphic" style:parent-style-name="standard">
      <style:graphic-properties draw:fill-color="#ffd320" draw:opacity="23%" draw:opacity-name="" draw:textarea-horizontal-align="justify" draw:textarea-vertical-align="top" draw:auto-grow-height="false" fo:min-height="2.55cm" fo:min-width="6.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000000" draw:fill="solid" draw:fill-color="#eeeeee" draw:opacity="50%" draw:textarea-horizontal-align="justify" draw:textarea-vertical-align="middle" draw:auto-grow-height="false" fo:min-height="1.194cm" fo:min-width="4.744cm"/>
    </style:style>
    <style:style style:name="gr7" style:family="graphic" style:parent-style-name="standard">
      <style:graphic-properties draw:stroke="none" draw:fill-color="#ffd320" draw:opacity="23%" draw:textarea-horizontal-align="justify" draw:textarea-vertical-align="middle" draw:auto-grow-height="false" fo:min-height="2.05cm" fo:min-width="18.8cm"/>
    </style:style>
    <style:style style:name="P1" style:family="paragraph">
      <style:paragraph-properties fo:text-align="start"/>
    </style:style>
    <style:style style:name="P2" style:family="paragraph">
      <loext:graphic-properties draw:fill-color="#81d41a" draw:opacity="23%"/>
      <style:paragraph-properties fo:text-align="start"/>
    </style:style>
    <style:style style:name="P3" style:family="paragraph">
      <loext:graphic-properties draw:fill-color="#ffd320" draw:opacity="23%"/>
      <style:paragraph-properties fo:text-align="start"/>
    </style:style>
    <style:style style:name="P4" style:family="paragraph">
      <style:text-properties fo:font-size="22pt" fo:font-weight="bold" style:font-size-asian="22pt" style:font-weight-asian="bold" style:font-size-complex="22pt" style:font-weight-complex="bold"/>
    </style:style>
    <style:style style:name="P5" style:family="paragraph">
      <loext:graphic-properties draw:fill="none" draw:fill-color="#ffffff"/>
      <style:text-properties fo:font-size="22pt" fo:font-weight="bold" style:font-size-asian="22pt" style:font-weight-asian="bold" style:font-size-complex="22pt" style:font-weight-complex="bold"/>
    </style:style>
    <style:style style:name="P6" style:family="paragraph">
      <style:paragraph-properties fo:text-align="center"/>
    </style:style>
    <style:style style:name="P7" style:family="paragraph">
      <loext:graphic-properties draw:fill="solid" draw:fill-color="#eeeeee" draw:opacity="50%"/>
      <style:paragraph-properties fo:text-align="center"/>
    </style:style>
    <style:style style:name="P8" style:family="paragraph">
      <style:paragraph-properties fo:margin-left="0cm" fo:margin-right="0cm" fo:text-align="start" fo:text-indent="0cm"/>
    </style:style>
    <style:style style:name="P9" style:family="paragraph">
      <style:paragraph-properties fo:margin-left="14.8cm" fo:margin-right="0cm" fo:text-align="center" fo:text-indent="0cm"/>
    </style:style>
    <style:style style:name="P10" style:family="paragraph">
      <loext:graphic-properties draw:fill-color="#ffd320" draw:opacity="23%"/>
      <style:paragraph-properties fo:margin-left="0cm" fo:margin-right="0cm" fo:text-align="start" fo:text-indent="0cm"/>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2pt" style:font-size-asian="12pt" style:font-size-complex="1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8.2cm" svg:height="7.2cm" svg:x="12.2cm" svg:y="7.5cm">
          <text:p text:style-name="P1"><text:span text:style-name="T1">Zentrales System = </text:span><text:span text:style-name="T1">WIR</text:span></text:p>
          <text:p text:style-name="P1"><text:span text:style-name="T2"/></text:p>
          <text:p text:style-name="P1"><text:span text:style-name="T2">Verwaltet</text:span></text:p>
          <text:list text:style-name="L1">
            <text:list-item>
              <text:p text:style-name="P1"><text:span text:style-name="T2">Investoren</text:span></text:p>
            </text:list-item>
            <text:list-item>
              <text:p text:style-name="P1"><text:span text:style-name="T2">Sparpläne</text:span></text:p>
            </text:list-item>
            <text:list-item>
              <text:p text:style-name="P1"><text:span text:style-name="T2">Investitionsziele</text:span></text:p>
            </text:list-item>
            <text:list-item>
              <text:p text:style-name="P1"><text:span text:style-name="T2">Investoren-Konten</text:span></text:p>
            </text:list-item>
          </text:list>
          <text:p text:style-name="P1"><text:span text:style-name="T2"/></text:p>
          <text:p text:style-name="P1"><text:span text:style-name="T2">Stellt zur Verfügung</text:span></text:p>
          <text:list text:continue-numbering="true" text:style-name="L1">
            <text:list-item>
              <text:p text:style-name="P1"><text:span text:style-name="T2">Portfolios</text:span></text:p>
            </text:list-item>
            <text:list-item>
              <text:p text:style-name="P1"><text:span text:style-name="T2">Redaktionelle Beiträge</text:span></text:p>
            </text:list-item>
            <text:list-item>
              <text:p text:style-name="P1"><text:span text:style-name="T2">Coach</text:span></text:p>
            </text:list-item>
          </text:list>
          <draw:enhanced-geometry svg:viewBox="0 0 21600 21600" draw:type="rectangle" draw:enhanced-path="M 0 0 L 21600 0 21600 21600 0 21600 0 0 Z N"/>
        </draw:custom-shape>
        <draw:custom-shape draw:style-name="gr2" draw:text-style-name="P3" draw:layer="layout" svg:width="7.9cm" svg:height="5.5cm" svg:x="3cm" svg:y="4.1cm">
          <text:p text:style-name="P1"><text:span text:style-name="T1">Fonds = </text:span><text:span text:style-name="T1">Depotbank</text:span></text:p>
          <text:p text:style-name="P1"><text:span text:style-name="T2"/></text:p>
          <text:p text:style-name="P1"><text:span text:style-name="T2">Bereitstellung und </text:span><text:span text:style-name="T2">Verwaltung</text:span></text:p>
          <text:p text:style-name="P1"><text:span text:style-name="T2">der Investoren-</text:span><text:span text:style-name="T2">Fonds</text:span><text:span text:style-name="T2"><text:line-break/></text:span><text:span text:style-name="T2"><text:line-break/></text:span><text:span text:style-name="T2">Abführen von </text:span><text:span text:style-name="T2">Steuern im</text:span></text:p>
          <text:p text:style-name="P1"><text:span text:style-name="T2">Zusammenhang mit </text:span><text:span text:style-name="T2">Aktivitäten</text:span></text:p>
          <text:p text:style-name="P1"><text:span text:style-name="T2">der Investoren.</text:span></text:p>
          <draw:enhanced-geometry svg:viewBox="0 0 21600 21600" draw:type="rectangle" draw:enhanced-path="M 0 0 L 21600 0 21600 21600 0 21600 0 0 Z N"/>
        </draw:custom-shape>
        <draw:custom-shape draw:style-name="gr3" draw:text-style-name="P3" draw:layer="layout" svg:width="7.3cm" svg:height="4.2cm" svg:x="3.6cm" svg:y="14.3cm">
          <text:p text:style-name="P1"><text:span text:style-name="T1">Debit-Karten</text:span></text:p>
          <text:p text:style-name="P1"><text:span text:style-name="T2"/></text:p>
          <text:list text:style-name="L1">
            <text:list-item>
              <text:p text:style-name="P1"><text:span text:style-name="T2">Bereitstellung</text:span></text:p>
            </text:list-item>
            <text:list-item>
              <text:p text:style-name="P1"><text:span text:style-name="T2">Sperrung/</text:span><text:span text:style-name="T2">Freischaltung</text:span></text:p>
            </text:list-item>
            <text:list-item>
              <text:p text:style-name="P1"><text:span text:style-name="T2">Abrechnung → </text:span><text:span text:style-name="T2">Konto</text:span></text:p>
            </text:list-item>
          </text:list>
          <draw:enhanced-geometry svg:viewBox="0 0 21600 21600" draw:type="rectangle" draw:enhanced-path="M 0 0 L 21600 0 21600 21600 0 21600 0 0 Z N"/>
        </draw:custom-shape>
        <draw:custom-shape draw:style-name="gr4" draw:text-style-name="P3" draw:layer="layout" svg:width="7.3cm" svg:height="2.8cm" svg:x="21.4cm" svg:y="5.6cm">
          <text:p text:style-name="P1"><text:span text:style-name="T1">Registrierung</text:span></text:p>
          <text:p text:style-name="P1"><text:span text:style-name="T2"/></text:p>
          <text:p text:style-name="P1"><text:span text:style-name="T2">Einrichten neuer Investoren</text:span></text:p>
          <draw:enhanced-geometry svg:viewBox="0 0 21600 21600" draw:type="rectangle" draw:enhanced-path="M 0 0 L 21600 0 21600 21600 0 21600 0 0 Z N"/>
        </draw:custom-shape>
        <draw:frame draw:style-name="gr5" draw:text-style-name="P5" draw:layer="layout" svg:width="7.013cm" svg:height="1.119cm" svg:x="1.087cm" svg:y="1.081cm">
          <draw:text-box>
            <text:p text:style-name="P4"><text:span text:style-name="T3">Beteiligte Dienste</text:span></text:p>
          </draw:text-box>
        </draw:frame>
      </draw:page>
      <draw:page draw:name="page2" draw:style-name="dp1" draw:master-page-name="Standard">
        <draw:custom-shape draw:style-name="gr6" draw:text-style-name="P7" draw:layer="layout" svg:width="5.4cm" svg:height="1.6cm" svg:x="11.302cm" svg:y="9.201cm">
          <text:p text:style-name="P6"><text:span text:style-name="T2">Inves</text:span><text:span text:style-name="T2">tor </text:span><text:span text:style-name="T2">Stam</text:span><text:span text:style-name="T2">mdat</text:span><text:span text:style-name="T2">en</text:span></text:p>
          <text:p text:style-name="P6"><text:span text:style-name="T4">Perso</text:span><text:span text:style-name="T4">n, </text:span><text:span text:style-name="T4">Adress</text:span><text:span text:style-name="T4">e, e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4cm" svg:height="1.6cm" svg:x="11.303cm" svg:y="7.401cm">
          <text:p text:style-name="P6"><text:span text:style-name="T2">User</text:span></text:p>
          <text:p text:style-name="P6"><text:span text:style-name="T4">Zugriffs-Kontrol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4cm" svg:height="1.6cm" svg:x="11.303cm" svg:y="11.001cm">
          <text:p text:style-name="P6"><text:span text:style-name="T2">Spar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4cm" svg:height="1.6cm" svg:x="11.304cm" svg:y="12.801cm">
          <text:p text:style-name="P6"><text:span text:style-name="T2">Investions-</text:span><text:span text:style-name="T2">Zie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4cm" svg:height="1.6cm" svg:x="11.304cm" svg:y="14.601cm">
          <text:p text:style-name="P6"><text:span text:style-name="T2">Portfoli</text:span><text:span text:style-name="T2">o / </text:span><text:span text:style-name="T2">ET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4cm" svg:height="1.6cm" svg:x="11.304cm" svg:y="16.401cm">
          <text:p text:style-name="P6"><text:span text:style-name="T2">Re</text:span><text:span text:style-name="T2">dak</text:span><text:span text:style-name="T2">tion</text:span><text:span text:style-name="T2">elle</text:span><text:span text:style-name="T2">r </text:span><text:span text:style-name="T2">Te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9.3cm" svg:height="2.3cm" svg:x="1.5cm" svg:y="1cm">
          <text:p text:style-name="P8"><text:span text:style-name="T5">WE</text:span><text:span text:style-name="T5">B</text:span></text:p>
          <text:p text:style-name="P9"><text:span text:style-name="T6"/></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7T13:13:01.551000000</meta:creation-date>
    <dc:date>2019-08-10T22:56:08.023724580</dc:date>
    <meta:editing-duration>PT3H32M28S</meta:editing-duration>
    <meta:editing-cycles>40</meta:editing-cycles>
    <meta:generator>LibreOffice/6.2.4.2.0$Linux_X86_64 LibreOffice_project/20$Build-2</meta:generator>
    <meta:document-statistic meta:object-count="12"/>
  </office:meta>
</office:document-meta>
</file>